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fo:background-color="#ff00ff">
        <style:background-image/>
      </style:table-properties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fo:background-color="#e6ff00">
        <style:background-image/>
      </style:table-row-properties>
    </style:style>
    <style:style style:name="Table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fo:background-color="#0000ff" text:number-lines="false" text:line-number="0">
        <style:background-image/>
      </style:paragraph-properties>
      <style:text-properties fo:background-color="#23ff2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7T16:01:06.18</meta:creation-date>
    <dc:date>2012-08-07T16:05:33.32</dc:date>
    <meta:editing-duration>PT4M27S</meta:editing-duration>
    <meta:editing-cycles>2</meta:editing-cycles>
    <meta:generator>OpenOffice.org/3.4$Win32 OpenOffice.org_project/340m1$Build-9590</meta:generator>
    <meta:document-statistic meta:table-count="1" meta:image-count="0" meta:object-count="0" meta:page-count="1" meta:paragraph-count="0" meta:word-count="0" meta:character-count="0"/>
  </office:meta>
</office:document-meta>
</file>